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25-04-30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4048" calcext:value-type="float">
            <text:p>-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24-10-22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24-07-29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2816" calcext:value-type="float">
            <text:p>-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24-05-22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8536" calcext:value-type="float">
            <text:p>-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24-01-30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624" calcext:value-type="float">
            <text:p>-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23-11-01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23-07-25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23-05-09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1376" calcext:value-type="float">
            <text:p>-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23-01-25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8328" calcext:value-type="float">
            <text:p>-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22-11-01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5928" calcext:value-type="float">
            <text:p>-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22-07-2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8704" calcext:value-type="float">
            <text:p>-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22-05-05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2336" calcext:value-type="float">
            <text:p>-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22-01-26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9184" calcext:value-type="float">
            <text:p>-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21-10-28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7848" calcext:value-type="float">
            <text:p>-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21-07-22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7848" calcext:value-type="float">
            <text:p>-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21-04-22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7952" calcext:value-type="float">
            <text:p>-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21-01-28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9184" calcext:value-type="float">
            <text:p>-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20-10-27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8704" calcext:value-type="float">
            <text:p>-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20-07-20 2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20-06-17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20-01-28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672" calcext:value-type="float">
            <text:p>-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19-10-31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8912" calcext:value-type="float">
            <text:p>-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19-08-09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3192" calcext:value-type="float">
            <text:p>-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19-05-07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7576" calcext:value-type="float">
            <text:p>-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19-04-25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4528" calcext:value-type="float">
            <text:p>-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18-04-23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004" calcext:value-type="float">
            <text:p>-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17-10-19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17-08-11 0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17-04-27 2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0896" calcext:value-type="float">
            <text:p>-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17-01-26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0312" calcext:value-type="float">
            <text:p>-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16-10-25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16-08-22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16-05-03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16-01-29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15-10-15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15-08-27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15-04-14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15-01-26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14-11-04 2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14-07-14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1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13-11-06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13-08-07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13-04-11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13-01-31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12-10-23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12-07-25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12-03-1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2296" calcext:value-type="float">
            <text:p>-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12-01-04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11-09-29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11-07-28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11-06-08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10-11-18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10-08-26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10-06-15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10-03-03 2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09-10-08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09-05-19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08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08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0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07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0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07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06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06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06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05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05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05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0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0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04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04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03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03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02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2002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199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1999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1998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1998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1998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199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1997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1997-07-1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1997-07-10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1997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199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199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19087301701</text:p>
          </table:table-cell>
          <table:table-cell office:value-type="string" calcext:value-type="string">
            <text:p>USGS WELL BR-3 AT RIVERSIDE PARK, HAMMOND, IN</text:p>
          </table:table-cell>
          <table:table-cell office:value-type="string" calcext:value-type="string">
            <text:p>1995-07-21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88" meta:object-count="0"/>
    <meta:user-defined meta:name="AppVersion">3.0</meta:user-defined>
  </office:meta>
</office:document-meta>
</file>